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26041666666667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_01_06_scalability_rexi_fd_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#TI Threads vs. simulation time N^2=128^2, DT=50, A=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X Simulation 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Y number of threads (compac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threads\SimType</text:p>
          </table:table-cell>
          <table:table-cell office:value-type="string" table:style-name="ce2">
            <text:p>nr_fd_cart_cgrid</text:p>
          </table:table-cell>
          <table:table-cell office:value-type="string" table:style-name="ce2">
            <text:p>rexi_fd_m2048</text:p>
          </table:table-cell>
          <table:table-cell office:value-type="string" table:style-name="ce2">
            <text:p>rexi_fd_par_m2048</text:p>
          </table:table-cell>
          <table:table-cell office:value-type="string" table:style-name="ce2">
            <text:p>rexi_fd_m4096</text:p>
          </table:table-cell>
          <table:table-cell office:value-type="string" table:style-name="ce2">
            <text:p>rexi_fd_par_m4096</text:p>
          </table:table-cell>
          <table:table-cell office:value-type="string" table:style-name="ce2">
            <text:p>rexi_fd_m8192</text:p>
          </table:table-cell>
          <table:table-cell office:value-type="string" table:style-name="ce2">
            <text:p>rexi_fd_par_m81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 cores (1 ranks / 1 threads)</text:p>
          </table:table-cell>
          <table:table-cell office:value-type="float" office:value="332.16764999999998" table:style-name="ce1">
            <text:p>332.16765</text:p>
          </table:table-cell>
          <table:table-cell office:value-type="float" office:value="28.706423000000001" table:style-name="ce1">
            <text:p>28.706423</text:p>
          </table:table-cell>
          <table:table-cell office:value-type="float" office:value="28.390298000000001" table:style-name="ce1">
            <text:p>28.390298</text:p>
          </table:table-cell>
          <table:table-cell office:value-type="float" office:value="56.176059000000002" table:style-name="ce1">
            <text:p>56.176059</text:p>
          </table:table-cell>
          <table:table-cell office:value-type="float" office:value="56.547792000000001" table:style-name="ce1">
            <text:p>56.547792</text:p>
          </table:table-cell>
          <table:table-cell office:value-type="float" office:value="113.37854799999999" table:style-name="ce1">
            <text:p>113.378548</text:p>
          </table:table-cell>
          <table:table-cell office:value-type="float" office:value="112.88825900000001" table:style-name="ce1">
            <text:p>112.8882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 cores (2 ranks / 1 threads)</text:p>
          </table:table-cell>
          <table:table-cell office:value-type="string" table:style-name="ce1">
            <text:p>-</text:p>
          </table:table-cell>
          <table:table-cell office:value-type="float" office:value="14.357709" table:style-name="ce1">
            <text:p>14.357709</text:p>
          </table:table-cell>
          <table:table-cell office:value-type="float" office:value="14.197035" table:style-name="ce1">
            <text:p>14.197035</text:p>
          </table:table-cell>
          <table:table-cell office:value-type="float" office:value="28.601770999999999" table:style-name="ce1">
            <text:p>28.601771</text:p>
          </table:table-cell>
          <table:table-cell office:value-type="float" office:value="28.418240999999998" table:style-name="ce1">
            <text:p>28.418241</text:p>
          </table:table-cell>
          <table:table-cell office:value-type="float" office:value="56.078043000000001" table:style-name="ce1">
            <text:p>56.078043</text:p>
          </table:table-cell>
          <table:table-cell office:value-type="float" office:value="57.300671000000001" table:style-name="ce1">
            <text:p>57.3006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 cores (4 ranks / 1 threads)</text:p>
          </table:table-cell>
          <table:table-cell office:value-type="string" table:style-name="ce1">
            <text:p>-</text:p>
          </table:table-cell>
          <table:table-cell office:value-type="float" office:value="7.4267849999999997" table:style-name="ce1">
            <text:p>7.426785</text:p>
          </table:table-cell>
          <table:table-cell office:value-type="float" office:value="7.3682949999999998" table:style-name="ce1">
            <text:p>7.368295</text:p>
          </table:table-cell>
          <table:table-cell office:value-type="float" office:value="14.651159" table:style-name="ce1">
            <text:p>14.651159</text:p>
          </table:table-cell>
          <table:table-cell office:value-type="float" office:value="14.749374" table:style-name="ce1">
            <text:p>14.749374</text:p>
          </table:table-cell>
          <table:table-cell office:value-type="float" office:value="29.454474000000001" table:style-name="ce1">
            <text:p>29.454474</text:p>
          </table:table-cell>
          <table:table-cell office:value-type="float" office:value="29.611259" table:style-name="ce1">
            <text:p>29.6112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 cores (8 ranks / 1 threads)</text:p>
          </table:table-cell>
          <table:table-cell office:value-type="string" table:style-name="ce1">
            <text:p>-</text:p>
          </table:table-cell>
          <table:table-cell office:value-type="float" office:value="4.1277299999999997" table:style-name="ce1">
            <text:p>4.12773</text:p>
          </table:table-cell>
          <table:table-cell office:value-type="float" office:value="4.1855149999999997" table:style-name="ce1">
            <text:p>4.185515</text:p>
          </table:table-cell>
          <table:table-cell office:value-type="float" office:value="8.2271900000000002" table:style-name="ce1">
            <text:p>8.22719</text:p>
          </table:table-cell>
          <table:table-cell office:value-type="float" office:value="8.2606619999999999" table:style-name="ce1">
            <text:p>8.260662</text:p>
          </table:table-cell>
          <table:table-cell office:value-type="float" office:value="16.371603" table:style-name="ce1">
            <text:p>16.371603</text:p>
          </table:table-cell>
          <table:table-cell office:value-type="float" office:value="16.466315000000002" table:style-name="ce1">
            <text:p>16.466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 cores (14 ranks / 1 threads)</text:p>
          </table:table-cell>
          <table:table-cell office:value-type="string" table:style-name="ce1">
            <text:p>-</text:p>
          </table:table-cell>
          <table:table-cell office:value-type="float" office:value="2.5931760000000001" table:style-name="ce1">
            <text:p>2.593176</text:p>
          </table:table-cell>
          <table:table-cell office:value-type="float" office:value="2.623246" table:style-name="ce1">
            <text:p>2.623246</text:p>
          </table:table-cell>
          <table:table-cell office:value-type="float" office:value="5.0465739999999997" table:style-name="ce1">
            <text:p>5.046574</text:p>
          </table:table-cell>
          <table:table-cell office:value-type="float" office:value="5.1502949999999998" table:style-name="ce1">
            <text:p>5.150295</text:p>
          </table:table-cell>
          <table:table-cell office:value-type="float" office:value="10.202816" table:style-name="ce1">
            <text:p>10.202816</text:p>
          </table:table-cell>
          <table:table-cell office:value-type="float" office:value="10.062336" table:style-name="ce1">
            <text:p>10.0623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 cores (28 ranks / 1 threads)</text:p>
          </table:table-cell>
          <table:table-cell office:value-type="string" table:style-name="ce1">
            <text:p>-</text:p>
          </table:table-cell>
          <table:table-cell office:value-type="float" office:value="2.0563530000000001" table:style-name="ce1">
            <text:p>2.056353</text:p>
          </table:table-cell>
          <table:table-cell office:value-type="float" office:value="2.1233019999999998" table:style-name="ce1">
            <text:p>2.123302</text:p>
          </table:table-cell>
          <table:table-cell office:value-type="float" office:value="4.1851830000000003" table:style-name="ce1">
            <text:p>4.185183</text:p>
          </table:table-cell>
          <table:table-cell office:value-type="float" office:value="4.1172880000000003" table:style-name="ce1">
            <text:p>4.117288</text:p>
          </table:table-cell>
          <table:table-cell office:value-type="float" office:value="8.0694309999999998" table:style-name="ce1">
            <text:p>8.069431</text:p>
          </table:table-cell>
          <table:table-cell office:value-type="float" office:value="8.1873280000000008" table:style-name="ce1">
            <text:p>8.187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 cores (56 ranks / 1 threads)</text:p>
          </table:table-cell>
          <table:table-cell office:value-type="string" table:style-name="ce1">
            <text:p>-</text:p>
          </table:table-cell>
          <table:table-cell office:value-type="float" office:value="1.0693889999999999" table:style-name="ce1">
            <text:p>1.069389</text:p>
          </table:table-cell>
          <table:table-cell office:value-type="float" office:value="1.149999" table:style-name="ce1">
            <text:p>1.149999</text:p>
          </table:table-cell>
          <table:table-cell office:value-type="float" office:value="2.0901640000000001" table:style-name="ce1">
            <text:p>2.090164</text:p>
          </table:table-cell>
          <table:table-cell office:value-type="float" office:value="2.1306310000000002" table:style-name="ce1">
            <text:p>2.130631</text:p>
          </table:table-cell>
          <table:table-cell office:value-type="float" office:value="4.1544460000000001" table:style-name="ce1">
            <text:p>4.154446</text:p>
          </table:table-cell>
          <table:table-cell office:value-type="float" office:value="4.1400240000000004" table:style-name="ce1">
            <text:p>4.1400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 cores (112 ranks / 1 threads)</text:p>
          </table:table-cell>
          <table:table-cell office:value-type="string" table:style-name="ce1">
            <text:p>-</text:p>
          </table:table-cell>
          <table:table-cell office:value-type="float" office:value="0.61916199999999999" table:style-name="ce1">
            <text:p>0.619162</text:p>
          </table:table-cell>
          <table:table-cell office:value-type="float" office:value="0.62637299999999996" table:style-name="ce1">
            <text:p>0.626373</text:p>
          </table:table-cell>
          <table:table-cell office:value-type="float" office:value="1.1593979999999999" table:style-name="ce1">
            <text:p>1.159398</text:p>
          </table:table-cell>
          <table:table-cell office:value-type="float" office:value="1.1505559999999999" table:style-name="ce1">
            <text:p>1.150556</text:p>
          </table:table-cell>
          <table:table-cell office:value-type="float" office:value="2.2085819999999998" table:style-name="ce1">
            <text:p>2.208582</text:p>
          </table:table-cell>
          <table:table-cell office:value-type="float" office:value="2.3988610000000001" table:style-name="ce1">
            <text:p>2.398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 cores (224 ranks / 1 threads)</text:p>
          </table:table-cell>
          <table:table-cell office:value-type="string" table:style-name="ce1">
            <text:p>-</text:p>
          </table:table-cell>
          <table:table-cell office:value-type="float" office:value="0.35313899999999998" table:style-name="ce1">
            <text:p>0.353139</text:p>
          </table:table-cell>
          <table:table-cell office:value-type="float" office:value="0.35228300000000001" table:style-name="ce1">
            <text:p>0.352283</text:p>
          </table:table-cell>
          <table:table-cell office:value-type="float" office:value="0.66911699999999996" table:style-name="ce1">
            <text:p>0.669117</text:p>
          </table:table-cell>
          <table:table-cell office:value-type="float" office:value="0.61334" table:style-name="ce1">
            <text:p>0.61334</text:p>
          </table:table-cell>
          <table:table-cell office:value-type="float" office:value="1.240224" table:style-name="ce1">
            <text:p>1.240224</text:p>
          </table:table-cell>
          <table:table-cell office:value-type="float" office:value="1.1585719999999999" table:style-name="ce1">
            <text:p>1.1585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8 cores (448 ranks / 1 threads)</text:p>
          </table:table-cell>
          <table:table-cell office:value-type="string" table:style-name="ce1">
            <text:p>-</text:p>
          </table:table-cell>
          <table:table-cell office:value-type="float" office:value="0.25506899999999999" table:style-name="ce1">
            <text:p>0.255069</text:p>
          </table:table-cell>
          <table:table-cell office:value-type="float" office:value="0.29486699999999999" table:style-name="ce1">
            <text:p>0.294867</text:p>
          </table:table-cell>
          <table:table-cell office:value-type="float" office:value="0.41126800000000002" table:style-name="ce1">
            <text:p>0.411268</text:p>
          </table:table-cell>
          <table:table-cell office:value-type="float" office:value="0.46093899999999999" table:style-name="ce1">
            <text:p>0.460939</text:p>
          </table:table-cell>
          <table:table-cell office:value-type="float" office:value="0.675844" table:style-name="ce1">
            <text:p>0.675844</text:p>
          </table:table-cell>
          <table:table-cell office:value-type="float" office:value="0.65825500000000003" table:style-name="ce1">
            <text:p>0.658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6 cores (896 ranks / 1 threads)</text:p>
          </table:table-cell>
          <table:table-cell office:value-type="string" table:style-name="ce1">
            <text:p>-</text:p>
          </table:table-cell>
          <table:table-cell office:value-type="float" office:value="0.22523499999999999" table:style-name="ce1">
            <text:p>0.225235</text:p>
          </table:table-cell>
          <table:table-cell office:value-type="float" office:value="0.204794" table:style-name="ce1">
            <text:p>0.204794</text:p>
          </table:table-cell>
          <table:table-cell office:value-type="float" office:value="0.22730700000000001" table:style-name="ce1">
            <text:p>0.227307</text:p>
          </table:table-cell>
          <table:table-cell office:value-type="float" office:value="0.25827899999999998" table:style-name="ce1">
            <text:p>0.258279</text:p>
          </table:table-cell>
          <table:table-cell office:value-type="float" office:value="0.40366400000000002" table:style-name="ce1">
            <text:p>0.403664</text:p>
          </table:table-cell>
          <table:table-cell office:value-type="float" office:value="0.46083499999999999" table:style-name="ce1">
            <text:p>0.4608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2 cores (1792 ranks / 1 threads)</text:p>
          </table:table-cell>
          <table:table-cell office:value-type="string" table:style-name="ce1">
            <text:p>-</text:p>
          </table:table-cell>
          <table:table-cell office:value-type="float" office:value="0.25945299999999999" table:style-name="ce1">
            <text:p>0.259453</text:p>
          </table:table-cell>
          <table:table-cell office:value-type="float" office:value="0.228073" table:style-name="ce1">
            <text:p>0.228073</text:p>
          </table:table-cell>
          <table:table-cell office:value-type="float" office:value="0.220974" table:style-name="ce1">
            <text:p>0.220974</text:p>
          </table:table-cell>
          <table:table-cell office:value-type="float" office:value="0.21689600000000001" table:style-name="ce1">
            <text:p>0.216896</text:p>
          </table:table-cell>
          <table:table-cell office:value-type="float" office:value="0.303201" table:style-name="ce1">
            <text:p>0.303201</text:p>
          </table:table-cell>
          <table:table-cell office:value-type="float" office:value="0.26428000000000001" table:style-name="ce1">
            <text:p>0.264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56 cores (3456 ranks / 1 threads)</text:p>
          </table:table-cell>
          <table:table-cell office:value-type="string" table:style-name="ce1">
            <text:p>-</text:p>
          </table:table-cell>
          <table:table-cell office:value-type="float" office:value="0.27558199999999999" table:style-name="ce1">
            <text:p>0.275582</text:p>
          </table:table-cell>
          <table:table-cell office:value-type="float" office:value="0.20930799999999999" table:style-name="ce1">
            <text:p>0.209308</text:p>
          </table:table-cell>
          <table:table-cell office:value-type="float" office:value="0.22777700000000001" table:style-name="ce1">
            <text:p>0.227777</text:p>
          </table:table-cell>
          <table:table-cell office:value-type="float" office:value="0.21210300000000001" table:style-name="ce1">
            <text:p>0.212103</text:p>
          </table:table-cell>
          <table:table-cell office:value-type="float" office:value="0.24785699999999999" table:style-name="ce1">
            <text:p>0.247857</text:p>
          </table:table-cell>
          <table:table-cell office:value-type="float" office:value="0.27318999999999999" table:style-name="ce1">
            <text:p>0.27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 cores (1 ranks / 2 threads)</text:p>
          </table:table-cell>
          <table:table-cell office:value-type="float" office:value="125.282993" table:style-name="ce1">
            <text:p>125.282993</text:p>
          </table:table-cell>
          <table:table-cell office:value-type="float" office:value="17.146250999999999" table:style-name="ce1">
            <text:p>17.146251</text:p>
          </table:table-cell>
          <table:table-cell office:value-type="float" office:value="15.281972" table:style-name="ce1">
            <text:p>15.281972</text:p>
          </table:table-cell>
          <table:table-cell office:value-type="float" office:value="33.739606000000002" table:style-name="ce1">
            <text:p>33.739606</text:p>
          </table:table-cell>
          <table:table-cell office:value-type="float" office:value="30.632245000000001" table:style-name="ce1">
            <text:p>30.632245</text:p>
          </table:table-cell>
          <table:table-cell office:value-type="float" office:value="68.636993000000004" table:style-name="ce1">
            <text:p>68.636993</text:p>
          </table:table-cell>
          <table:table-cell office:value-type="float" office:value="61.275702000000003" table:style-name="ce1">
            <text:p>61.2757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 cores (2 ranks / 2 threads)</text:p>
          </table:table-cell>
          <table:table-cell office:value-type="string" table:style-name="ce1">
            <text:p>-</text:p>
          </table:table-cell>
          <table:table-cell office:value-type="float" office:value="7.0392320000000002" table:style-name="ce1">
            <text:p>7.039232</text:p>
          </table:table-cell>
          <table:table-cell office:value-type="float" office:value="7.930167" table:style-name="ce1">
            <text:p>7.930167</text:p>
          </table:table-cell>
          <table:table-cell office:value-type="float" office:value="13.905989999999999" table:style-name="ce1">
            <text:p>13.90599</text:p>
          </table:table-cell>
          <table:table-cell office:value-type="float" office:value="15.857017000000001" table:style-name="ce1">
            <text:p>15.857017</text:p>
          </table:table-cell>
          <table:table-cell office:value-type="float" office:value="28.339312" table:style-name="ce1">
            <text:p>28.339312</text:p>
          </table:table-cell>
          <table:table-cell office:value-type="float" office:value="31.331638999999999" table:style-name="ce1">
            <text:p>31.3316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 cores (4 ranks / 2 threads)</text:p>
          </table:table-cell>
          <table:table-cell office:value-type="string" table:style-name="ce1">
            <text:p>-</text:p>
          </table:table-cell>
          <table:table-cell office:value-type="float" office:value="3.8607629999999999" table:style-name="ce1">
            <text:p>3.860763</text:p>
          </table:table-cell>
          <table:table-cell office:value-type="float" office:value="4.3883789999999996" table:style-name="ce1">
            <text:p>4.388379</text:p>
          </table:table-cell>
          <table:table-cell office:value-type="float" office:value="7.6322260000000002" table:style-name="ce1">
            <text:p>7.632226</text:p>
          </table:table-cell>
          <table:table-cell office:value-type="float" office:value="8.599342" table:style-name="ce1">
            <text:p>8.599342</text:p>
          </table:table-cell>
          <table:table-cell office:value-type="float" office:value="15.127351000000001" table:style-name="ce1">
            <text:p>15.127351</text:p>
          </table:table-cell>
          <table:table-cell office:value-type="float" office:value="17.160653" table:style-name="ce1">
            <text:p>17.1606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 cores (8 ranks / 2 threads)</text:p>
          </table:table-cell>
          <table:table-cell office:value-type="string" table:style-name="ce1">
            <text:p>-</text:p>
          </table:table-cell>
          <table:table-cell office:value-type="float" office:value="2.4410479999999999" table:style-name="ce1">
            <text:p>2.441048</text:p>
          </table:table-cell>
          <table:table-cell office:value-type="float" office:value="2.6762049999999999" table:style-name="ce1">
            <text:p>2.676205</text:p>
          </table:table-cell>
          <table:table-cell office:value-type="float" office:value="4.7717489999999998" table:style-name="ce1">
            <text:p>4.771749</text:p>
          </table:table-cell>
          <table:table-cell office:value-type="float" office:value="5.6149459999999998" table:style-name="ce1">
            <text:p>5.614946</text:p>
          </table:table-cell>
          <table:table-cell office:value-type="float" office:value="9.5591840000000001" table:style-name="ce1">
            <text:p>9.559184</text:p>
          </table:table-cell>
          <table:table-cell office:value-type="float" office:value="10.465854999999999" table:style-name="ce1">
            <text:p>10.4658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 cores (14 ranks / 2 threads)</text:p>
          </table:table-cell>
          <table:table-cell office:value-type="string" table:style-name="ce1">
            <text:p>-</text:p>
          </table:table-cell>
          <table:table-cell office:value-type="float" office:value="1.4494450000000001" table:style-name="ce1">
            <text:p>1.449445</text:p>
          </table:table-cell>
          <table:table-cell office:value-type="float" office:value="2.146344" table:style-name="ce1">
            <text:p>2.146344</text:p>
          </table:table-cell>
          <table:table-cell office:value-type="float" office:value="2.8543639999999999" table:style-name="ce1">
            <text:p>2.854364</text:p>
          </table:table-cell>
          <table:table-cell office:value-type="float" office:value="4.2543569999999997" table:style-name="ce1">
            <text:p>4.254357</text:p>
          </table:table-cell>
          <table:table-cell office:value-type="float" office:value="5.6567439999999998" table:style-name="ce1">
            <text:p>5.656744</text:p>
          </table:table-cell>
          <table:table-cell office:value-type="float" office:value="8.4292479999999994" table:style-name="ce1">
            <text:p>8.429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 cores (28 ranks / 2 threads)</text:p>
          </table:table-cell>
          <table:table-cell office:value-type="string" table:style-name="ce1">
            <text:p>-</text:p>
          </table:table-cell>
          <table:table-cell office:value-type="float" office:value="0.78998800000000002" table:style-name="ce1">
            <text:p>0.789988</text:p>
          </table:table-cell>
          <table:table-cell office:value-type="float" office:value="1.1148370000000001" table:style-name="ce1">
            <text:p>1.114837</text:p>
          </table:table-cell>
          <table:table-cell office:value-type="float" office:value="1.475668" table:style-name="ce1">
            <text:p>1.475668</text:p>
          </table:table-cell>
          <table:table-cell office:value-type="float" office:value="2.2223600000000001" table:style-name="ce1">
            <text:p>2.22236</text:p>
          </table:table-cell>
          <table:table-cell office:value-type="float" office:value="2.9197600000000001" table:style-name="ce1">
            <text:p>2.91976</text:p>
          </table:table-cell>
          <table:table-cell office:value-type="float" office:value="4.0271439999999998" table:style-name="ce1">
            <text:p>4.0271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 cores (56 ranks / 2 threads)</text:p>
          </table:table-cell>
          <table:table-cell office:value-type="string" table:style-name="ce1">
            <text:p>-</text:p>
          </table:table-cell>
          <table:table-cell office:value-type="float" office:value="0.418325" table:style-name="ce1">
            <text:p>0.418325</text:p>
          </table:table-cell>
          <table:table-cell office:value-type="float" office:value="0.635324" table:style-name="ce1">
            <text:p>0.635324</text:p>
          </table:table-cell>
          <table:table-cell office:value-type="float" office:value="0.804203" table:style-name="ce1">
            <text:p>0.804203</text:p>
          </table:table-cell>
          <table:table-cell office:value-type="float" office:value="1.108762" table:style-name="ce1">
            <text:p>1.108762</text:p>
          </table:table-cell>
          <table:table-cell office:value-type="float" office:value="1.5496799999999999" table:style-name="ce1">
            <text:p>1.54968</text:p>
          </table:table-cell>
          <table:table-cell office:value-type="float" office:value="2.3238300000000001" table:style-name="ce1">
            <text:p>2.323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 cores (112 ranks / 2 threads)</text:p>
          </table:table-cell>
          <table:table-cell office:value-type="string" table:style-name="ce1">
            <text:p>-</text:p>
          </table:table-cell>
          <table:table-cell office:value-type="float" office:value="0.264845" table:style-name="ce1">
            <text:p>0.264845</text:p>
          </table:table-cell>
          <table:table-cell office:value-type="float" office:value="0.38000699999999998" table:style-name="ce1">
            <text:p>0.380007</text:p>
          </table:table-cell>
          <table:table-cell office:value-type="float" office:value="0.41273199999999999" table:style-name="ce1">
            <text:p>0.412732</text:p>
          </table:table-cell>
          <table:table-cell office:value-type="float" office:value="0.65193199999999996" table:style-name="ce1">
            <text:p>0.651932</text:p>
          </table:table-cell>
          <table:table-cell office:value-type="float" office:value="0.83745499999999995" table:style-name="ce1">
            <text:p>0.837455</text:p>
          </table:table-cell>
          <table:table-cell office:value-type="float" office:value="1.146584" table:style-name="ce1">
            <text:p>1.1465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8 cores (224 ranks / 2 threads)</text:p>
          </table:table-cell>
          <table:table-cell office:value-type="string" table:style-name="ce1">
            <text:p>-</text:p>
          </table:table-cell>
          <table:table-cell office:value-type="float" office:value="0.14618200000000001" table:style-name="ce1">
            <text:p>0.146182</text:p>
          </table:table-cell>
          <table:table-cell office:value-type="float" office:value="0.242116" table:style-name="ce1">
            <text:p>0.242116</text:p>
          </table:table-cell>
          <table:table-cell office:value-type="float" office:value="0.32204700000000003" table:style-name="ce1">
            <text:p>0.322047</text:p>
          </table:table-cell>
          <table:table-cell office:value-type="float" office:value="0.404636" table:style-name="ce1">
            <text:p>0.404636</text:p>
          </table:table-cell>
          <table:table-cell office:value-type="float" office:value="0.46829900000000002" table:style-name="ce1">
            <text:p>0.468299</text:p>
          </table:table-cell>
          <table:table-cell office:value-type="float" office:value="0.69205799999999995" table:style-name="ce1">
            <text:p>0.6920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6 cores (448 ranks / 2 threads)</text:p>
          </table:table-cell>
          <table:table-cell office:value-type="string" table:style-name="ce1">
            <text:p>-</text:p>
          </table:table-cell>
          <table:table-cell office:value-type="float" office:value="0.15446699999999999" table:style-name="ce1">
            <text:p>0.154467</text:p>
          </table:table-cell>
          <table:table-cell office:value-type="float" office:value="0.37737300000000001" table:style-name="ce1">
            <text:p>0.377373</text:p>
          </table:table-cell>
          <table:table-cell office:value-type="float" office:value="0.242309" table:style-name="ce1">
            <text:p>0.242309</text:p>
          </table:table-cell>
          <table:table-cell office:value-type="float" office:value="0.28030699999999997" table:style-name="ce1">
            <text:p>0.280307</text:p>
          </table:table-cell>
          <table:table-cell office:value-type="float" office:value="0.32185999999999998" table:style-name="ce1">
            <text:p>0.32186</text:p>
          </table:table-cell>
          <table:table-cell office:value-type="float" office:value="0.41954900000000001" table:style-name="ce1">
            <text:p>0.419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2 cores (896 ranks / 2 threads)</text:p>
          </table:table-cell>
          <table:table-cell office:value-type="string" table:style-name="ce1">
            <text:p>-</text:p>
          </table:table-cell>
          <table:table-cell office:value-type="float" office:value="0.15709000000000001" table:style-name="ce1">
            <text:p>0.15709</text:p>
          </table:table-cell>
          <table:table-cell office:value-type="float" office:value="0.19959099999999999" table:style-name="ce1">
            <text:p>0.199591</text:p>
          </table:table-cell>
          <table:table-cell office:value-type="float" office:value="0.19538" table:style-name="ce1">
            <text:p>0.19538</text:p>
          </table:table-cell>
          <table:table-cell office:value-type="float" office:value="0.23450699999999999" table:style-name="ce1">
            <text:p>0.234507</text:p>
          </table:table-cell>
          <table:table-cell office:value-type="float" office:value="0.22038099999999999" table:style-name="ce1">
            <text:p>0.220381</text:p>
          </table:table-cell>
          <table:table-cell office:value-type="float" office:value="0.33609499999999998" table:style-name="ce1">
            <text:p>0.3360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84 cores (1792 ranks / 2 threads)</text:p>
          </table:table-cell>
          <table:table-cell office:value-type="string" table:style-name="ce1">
            <text:p>-</text:p>
          </table:table-cell>
          <table:table-cell office:value-type="float" office:value="0.22681599999999999" table:style-name="ce1">
            <text:p>0.226816</text:p>
          </table:table-cell>
          <table:table-cell office:value-type="float" office:value="0.199213" table:style-name="ce1">
            <text:p>0.199213</text:p>
          </table:table-cell>
          <table:table-cell office:value-type="float" office:value="0.227218" table:style-name="ce1">
            <text:p>0.227218</text:p>
          </table:table-cell>
          <table:table-cell office:value-type="float" office:value="0.250718" table:style-name="ce1">
            <text:p>0.250718</text:p>
          </table:table-cell>
          <table:table-cell office:value-type="float" office:value="0.207485" table:style-name="ce1">
            <text:p>0.207485</text:p>
          </table:table-cell>
          <table:table-cell office:value-type="float" office:value="0.25853700000000002" table:style-name="ce1">
            <text:p>0.2585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 cores (1 ranks / 4 threads)</text:p>
          </table:table-cell>
          <table:table-cell office:value-type="float" office:value="72.798964999999995" table:style-name="ce1">
            <text:p>72.798965</text:p>
          </table:table-cell>
          <table:table-cell office:value-type="float" office:value="9.7084100000000007" table:style-name="ce1">
            <text:p>9.70841</text:p>
          </table:table-cell>
          <table:table-cell office:value-type="float" office:value="7.8891090000000004" table:style-name="ce1">
            <text:p>7.889109</text:p>
          </table:table-cell>
          <table:table-cell office:value-type="float" office:value="19.298075999999998" table:style-name="ce1">
            <text:p>19.298076</text:p>
          </table:table-cell>
          <table:table-cell office:value-type="float" office:value="15.861845000000001" table:style-name="ce1">
            <text:p>15.861845</text:p>
          </table:table-cell>
          <table:table-cell office:value-type="float" office:value="38.519283999999999" table:style-name="ce1">
            <text:p>38.519284</text:p>
          </table:table-cell>
          <table:table-cell office:value-type="float" office:value="31.557728999999998" table:style-name="ce1">
            <text:p>31.5577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 cores (2 ranks / 4 threads)</text:p>
          </table:table-cell>
          <table:table-cell office:value-type="string" table:style-name="ce1">
            <text:p>-</text:p>
          </table:table-cell>
          <table:table-cell office:value-type="float" office:value="3.9599899999999999" table:style-name="ce1">
            <text:p>3.95999</text:p>
          </table:table-cell>
          <table:table-cell office:value-type="float" office:value="4.7292259999999997" table:style-name="ce1">
            <text:p>4.729226</text:p>
          </table:table-cell>
          <table:table-cell office:value-type="float" office:value="7.8252769999999998" table:style-name="ce1">
            <text:p>7.825277</text:p>
          </table:table-cell>
          <table:table-cell office:value-type="float" office:value="9.3992100000000001" table:style-name="ce1">
            <text:p>9.39921</text:p>
          </table:table-cell>
          <table:table-cell office:value-type="float" office:value="15.72264" table:style-name="ce1">
            <text:p>15.72264</text:p>
          </table:table-cell>
          <table:table-cell office:value-type="float" office:value="18.802384" table:style-name="ce1">
            <text:p>18.802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 cores (4 ranks / 4 threads)</text:p>
          </table:table-cell>
          <table:table-cell office:value-type="string" table:style-name="ce1">
            <text:p>-</text:p>
          </table:table-cell>
          <table:table-cell office:value-type="float" office:value="2.0689600000000001" table:style-name="ce1">
            <text:p>2.06896</text:p>
          </table:table-cell>
          <table:table-cell office:value-type="float" office:value="2.4915430000000001" table:style-name="ce1">
            <text:p>2.491543</text:p>
          </table:table-cell>
          <table:table-cell office:value-type="float" office:value="4.1106910000000001" table:style-name="ce1">
            <text:p>4.110691</text:p>
          </table:table-cell>
          <table:table-cell office:value-type="float" office:value="4.9021600000000003" table:style-name="ce1">
            <text:p>4.90216</text:p>
          </table:table-cell>
          <table:table-cell office:value-type="float" office:value="8.1437229999999996" table:style-name="ce1">
            <text:p>8.143723</text:p>
          </table:table-cell>
          <table:table-cell office:value-type="float" office:value="9.6480910000000009" table:style-name="ce1">
            <text:p>9.6480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 cores (8 ranks / 4 threads)</text:p>
          </table:table-cell>
          <table:table-cell office:value-type="string" table:style-name="ce1">
            <text:p>-</text:p>
          </table:table-cell>
          <table:table-cell office:value-type="float" office:value="1.0477179999999999" table:style-name="ce1">
            <text:p>1.047718</text:p>
          </table:table-cell>
          <table:table-cell office:value-type="float" office:value="1.277685" table:style-name="ce1">
            <text:p>1.277685</text:p>
          </table:table-cell>
          <table:table-cell office:value-type="float" office:value="2.082792" table:style-name="ce1">
            <text:p>2.082792</text:p>
          </table:table-cell>
          <table:table-cell office:value-type="float" office:value="2.4911560000000001" table:style-name="ce1">
            <text:p>2.491156</text:p>
          </table:table-cell>
          <table:table-cell office:value-type="float" office:value="4.1192060000000001" table:style-name="ce1">
            <text:p>4.119206</text:p>
          </table:table-cell>
          <table:table-cell office:value-type="float" office:value="4.8959720000000004" table:style-name="ce1">
            <text:p>4.8959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 cores (14 ranks / 4 threads)</text:p>
          </table:table-cell>
          <table:table-cell office:value-type="string" table:style-name="ce1">
            <text:p>-</text:p>
          </table:table-cell>
          <table:table-cell office:value-type="float" office:value="0.82950100000000004" table:style-name="ce1">
            <text:p>0.829501</text:p>
          </table:table-cell>
          <table:table-cell office:value-type="float" office:value="1.04095" table:style-name="ce1">
            <text:p>1.04095</text:p>
          </table:table-cell>
          <table:table-cell office:value-type="float" office:value="1.6487339999999999" table:style-name="ce1">
            <text:p>1.648734</text:p>
          </table:table-cell>
          <table:table-cell office:value-type="float" office:value="2.1014729999999999" table:style-name="ce1">
            <text:p>2.101473</text:p>
          </table:table-cell>
          <table:table-cell office:value-type="float" office:value="3.1507580000000002" table:style-name="ce1">
            <text:p>3.150758</text:p>
          </table:table-cell>
          <table:table-cell office:value-type="float" office:value="4.4729169999999998" table:style-name="ce1">
            <text:p>4.4729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 cores (28 ranks / 4 threads)</text:p>
          </table:table-cell>
          <table:table-cell office:value-type="string" table:style-name="ce1">
            <text:p>-</text:p>
          </table:table-cell>
          <table:table-cell office:value-type="float" office:value="0.44830700000000001" table:style-name="ce1">
            <text:p>0.448307</text:p>
          </table:table-cell>
          <table:table-cell office:value-type="float" office:value="0.66891999999999996" table:style-name="ce1">
            <text:p>0.66892</text:p>
          </table:table-cell>
          <table:table-cell office:value-type="float" office:value="0.849935" table:style-name="ce1">
            <text:p>0.849935</text:p>
          </table:table-cell>
          <table:table-cell office:value-type="float" office:value="1.1674180000000001" table:style-name="ce1">
            <text:p>1.167418</text:p>
          </table:table-cell>
          <table:table-cell office:value-type="float" office:value="1.6386069999999999" table:style-name="ce1">
            <text:p>1.638607</text:p>
          </table:table-cell>
          <table:table-cell office:value-type="float" office:value="2.2390680000000001" table:style-name="ce1">
            <text:p>2.2390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 cores (56 ranks / 4 threads)</text:p>
          </table:table-cell>
          <table:table-cell office:value-type="string" table:style-name="ce1">
            <text:p>-</text:p>
          </table:table-cell>
          <table:table-cell office:value-type="float" office:value="0.27236700000000003" table:style-name="ce1">
            <text:p>0.272367</text:p>
          </table:table-cell>
          <table:table-cell office:value-type="float" office:value="0.403806" table:style-name="ce1">
            <text:p>0.403806</text:p>
          </table:table-cell>
          <table:table-cell office:value-type="float" office:value="0.47584900000000002" table:style-name="ce1">
            <text:p>0.475849</text:p>
          </table:table-cell>
          <table:table-cell office:value-type="float" office:value="0.65784500000000001" table:style-name="ce1">
            <text:p>0.657845</text:p>
          </table:table-cell>
          <table:table-cell office:value-type="float" office:value="0.85606599999999999" table:style-name="ce1">
            <text:p>0.856066</text:p>
          </table:table-cell>
          <table:table-cell office:value-type="float" office:value="1.222567" table:style-name="ce1">
            <text:p>1.2225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8 cores (112 ranks / 4 threads)</text:p>
          </table:table-cell>
          <table:table-cell office:value-type="string" table:style-name="ce1">
            <text:p>-</text:p>
          </table:table-cell>
          <table:table-cell office:value-type="float" office:value="0.18497" table:style-name="ce1">
            <text:p>0.18497</text:p>
          </table:table-cell>
          <table:table-cell office:value-type="float" office:value="0.27835500000000002" table:style-name="ce1">
            <text:p>0.278355</text:p>
          </table:table-cell>
          <table:table-cell office:value-type="float" office:value="0.29726900000000001" table:style-name="ce1">
            <text:p>0.297269</text:p>
          </table:table-cell>
          <table:table-cell office:value-type="float" office:value="0.45053300000000002" table:style-name="ce1">
            <text:p>0.450533</text:p>
          </table:table-cell>
          <table:table-cell office:value-type="float" office:value="0.47428999999999999" table:style-name="ce1">
            <text:p>0.47429</text:p>
          </table:table-cell>
          <table:table-cell office:value-type="float" office:value="0.71717500000000001" table:style-name="ce1">
            <text:p>0.717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6 cores (224 ranks / 4 threads)</text:p>
          </table:table-cell>
          <table:table-cell office:value-type="string" table:style-name="ce1">
            <text:p>-</text:p>
          </table:table-cell>
          <table:table-cell office:value-type="float" office:value="0.174704" table:style-name="ce1">
            <text:p>0.174704</text:p>
          </table:table-cell>
          <table:table-cell office:value-type="float" office:value="0.25140299999999999" table:style-name="ce1">
            <text:p>0.251403</text:p>
          </table:table-cell>
          <table:table-cell office:value-type="float" office:value="0.22001100000000001" table:style-name="ce1">
            <text:p>0.220011</text:p>
          </table:table-cell>
          <table:table-cell office:value-type="float" office:value="0.26235199999999997" table:style-name="ce1">
            <text:p>0.262352</text:p>
          </table:table-cell>
          <table:table-cell office:value-type="float" office:value="0.29384700000000002" table:style-name="ce1">
            <text:p>0.293847</text:p>
          </table:table-cell>
          <table:table-cell office:value-type="float" office:value="0.49191200000000002" table:style-name="ce1">
            <text:p>0.4919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2 cores (448 ranks / 4 threads)</text:p>
          </table:table-cell>
          <table:table-cell office:value-type="string" table:style-name="ce1">
            <text:p>-</text:p>
          </table:table-cell>
          <table:table-cell office:value-type="float" office:value="0.15081700000000001" table:style-name="ce1">
            <text:p>0.150817</text:p>
          </table:table-cell>
          <table:table-cell office:value-type="float" office:value="0.26796999999999999" table:style-name="ce1">
            <text:p>0.26797</text:p>
          </table:table-cell>
          <table:table-cell office:value-type="float" office:value="0.16353799999999999" table:style-name="ce1">
            <text:p>0.163538</text:p>
          </table:table-cell>
          <table:table-cell office:value-type="float" office:value="0.30770999999999998" table:style-name="ce1">
            <text:p>0.30771</text:p>
          </table:table-cell>
          <table:table-cell office:value-type="float" office:value="0.25985599999999998" table:style-name="ce1">
            <text:p>0.259856</text:p>
          </table:table-cell>
          <table:table-cell office:value-type="float" office:value="0.352383" table:style-name="ce1">
            <text:p>0.3523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84 cores (896 ranks / 4 threads)</text:p>
          </table:table-cell>
          <table:table-cell office:value-type="string" table:style-name="ce1">
            <text:p>-</text:p>
          </table:table-cell>
          <table:table-cell office:value-type="float" office:value="0.22698599999999999" table:style-name="ce1">
            <text:p>0.226986</text:p>
          </table:table-cell>
          <table:table-cell office:value-type="float" office:value="0.31173800000000002" table:style-name="ce1">
            <text:p>0.311738</text:p>
          </table:table-cell>
          <table:table-cell office:value-type="float" office:value="0.19459699999999999" table:style-name="ce1">
            <text:p>0.194597</text:p>
          </table:table-cell>
          <table:table-cell office:value-type="float" office:value="0.30050300000000002" table:style-name="ce1">
            <text:p>0.300503</text:p>
          </table:table-cell>
          <table:table-cell office:value-type="float" office:value="0.26645400000000002" table:style-name="ce1">
            <text:p>0.266454</text:p>
          </table:table-cell>
          <table:table-cell office:value-type="float" office:value="0.31058200000000002" table:style-name="ce1">
            <text:p>0.3105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 cores (1 ranks / 14 threads)</text:p>
          </table:table-cell>
          <table:table-cell office:value-type="float" office:value="47.581755999999999" table:style-name="ce1">
            <text:p>47.581756</text:p>
          </table:table-cell>
          <table:table-cell office:value-type="float" office:value="7.0958410000000001" table:style-name="ce1">
            <text:p>7.095841</text:p>
          </table:table-cell>
          <table:table-cell office:value-type="float" office:value="5.0849479999999998" table:style-name="ce1">
            <text:p>5.084948</text:p>
          </table:table-cell>
          <table:table-cell office:value-type="float" office:value="14.119894" table:style-name="ce1">
            <text:p>14.119894</text:p>
          </table:table-cell>
          <table:table-cell office:value-type="float" office:value="10.09113" table:style-name="ce1">
            <text:p>10.09113</text:p>
          </table:table-cell>
          <table:table-cell office:value-type="float" office:value="27.588442000000001" table:style-name="ce1">
            <text:p>27.588442</text:p>
          </table:table-cell>
          <table:table-cell office:value-type="float" office:value="20.026952999999999" table:style-name="ce1">
            <text:p>20.0269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 cores (2 ranks / 14 threads)</text:p>
          </table:table-cell>
          <table:table-cell office:value-type="string" table:style-name="ce1">
            <text:p>-</text:p>
          </table:table-cell>
          <table:table-cell office:value-type="float" office:value="2.7476029999999998" table:style-name="ce1">
            <text:p>2.747603</text:p>
          </table:table-cell>
          <table:table-cell office:value-type="float" office:value="2.6071149999999998" table:style-name="ce1">
            <text:p>2.607115</text:p>
          </table:table-cell>
          <table:table-cell office:value-type="float" office:value="5.533569" table:style-name="ce1">
            <text:p>5.533569</text:p>
          </table:table-cell>
          <table:table-cell office:value-type="float" office:value="4.9872480000000001" table:style-name="ce1">
            <text:p>4.987248</text:p>
          </table:table-cell>
          <table:table-cell office:value-type="float" office:value="10.89959" table:style-name="ce1">
            <text:p>10.89959</text:p>
          </table:table-cell>
          <table:table-cell office:value-type="float" office:value="10.064468" table:style-name="ce1">
            <text:p>10.064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 cores (4 ranks / 14 threads)</text:p>
          </table:table-cell>
          <table:table-cell office:value-type="string" table:style-name="ce1">
            <text:p>-</text:p>
          </table:table-cell>
          <table:table-cell office:value-type="float" office:value="1.394407" table:style-name="ce1">
            <text:p>1.394407</text:p>
          </table:table-cell>
          <table:table-cell office:value-type="float" office:value="1.34964" table:style-name="ce1">
            <text:p>1.34964</text:p>
          </table:table-cell>
          <table:table-cell office:value-type="float" office:value="2.7635070000000002" table:style-name="ce1">
            <text:p>2.763507</text:p>
          </table:table-cell>
          <table:table-cell office:value-type="float" office:value="2.5649139999999999" table:style-name="ce1">
            <text:p>2.564914</text:p>
          </table:table-cell>
          <table:table-cell office:value-type="float" office:value="5.416976" table:style-name="ce1">
            <text:p>5.416976</text:p>
          </table:table-cell>
          <table:table-cell office:value-type="float" office:value="5.1258689999999998" table:style-name="ce1">
            <text:p>5.1258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 cores (8 ranks / 14 threads)</text:p>
          </table:table-cell>
          <table:table-cell office:value-type="string" table:style-name="ce1">
            <text:p>-</text:p>
          </table:table-cell>
          <table:table-cell office:value-type="float" office:value="0.72841699999999998" table:style-name="ce1">
            <text:p>0.728417</text:p>
          </table:table-cell>
          <table:table-cell office:value-type="float" office:value="0.73612200000000005" table:style-name="ce1">
            <text:p>0.736122</text:p>
          </table:table-cell>
          <table:table-cell office:value-type="float" office:value="1.4399839999999999" table:style-name="ce1">
            <text:p>1.439984</text:p>
          </table:table-cell>
          <table:table-cell office:value-type="float" office:value="1.350525" table:style-name="ce1">
            <text:p>1.350525</text:p>
          </table:table-cell>
          <table:table-cell office:value-type="float" office:value="2.8151660000000001" table:style-name="ce1">
            <text:p>2.815166</text:p>
          </table:table-cell>
          <table:table-cell office:value-type="float" office:value="2.6099000000000001" table:style-name="ce1">
            <text:p>2.60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6 cores (14 ranks / 14 threads)</text:p>
          </table:table-cell>
          <table:table-cell office:value-type="string" table:style-name="ce1">
            <text:p>-</text:p>
          </table:table-cell>
          <table:table-cell office:value-type="float" office:value="0.41916900000000001" table:style-name="ce1">
            <text:p>0.419169</text:p>
          </table:table-cell>
          <table:table-cell office:value-type="float" office:value="0.47274699999999997" table:style-name="ce1">
            <text:p>0.472747</text:p>
          </table:table-cell>
          <table:table-cell office:value-type="float" office:value="0.83847000000000005" table:style-name="ce1">
            <text:p>0.83847</text:p>
          </table:table-cell>
          <table:table-cell office:value-type="float" office:value="0.84374899999999997" table:style-name="ce1">
            <text:p>0.843749</text:p>
          </table:table-cell>
          <table:table-cell office:value-type="float" office:value="1.595027" table:style-name="ce1">
            <text:p>1.595027</text:p>
          </table:table-cell>
          <table:table-cell office:value-type="float" office:value="1.5195939999999999" table:style-name="ce1">
            <text:p>1.5195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2 cores (28 ranks / 14 threads)</text:p>
          </table:table-cell>
          <table:table-cell office:value-type="string" table:style-name="ce1">
            <text:p>-</text:p>
          </table:table-cell>
          <table:table-cell office:value-type="float" office:value="0.295763" table:style-name="ce1">
            <text:p>0.295763</text:p>
          </table:table-cell>
          <table:table-cell office:value-type="float" office:value="0.32988499999999998" table:style-name="ce1">
            <text:p>0.329885</text:p>
          </table:table-cell>
          <table:table-cell office:value-type="float" office:value="0.46347899999999997" table:style-name="ce1">
            <text:p>0.463479</text:p>
          </table:table-cell>
          <table:table-cell office:value-type="float" office:value="0.50370499999999996" table:style-name="ce1">
            <text:p>0.503705</text:p>
          </table:table-cell>
          <table:table-cell office:value-type="float" office:value="0.91409499999999999" table:style-name="ce1">
            <text:p>0.914095</text:p>
          </table:table-cell>
          <table:table-cell office:value-type="float" office:value="0.85334900000000002" table:style-name="ce1">
            <text:p>0.8533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4 cores (56 ranks / 14 threads)</text:p>
          </table:table-cell>
          <table:table-cell office:value-type="string" table:style-name="ce1">
            <text:p>-</text:p>
          </table:table-cell>
          <table:table-cell office:value-type="float" office:value="0.17871000000000001" table:style-name="ce1">
            <text:p>0.17871</text:p>
          </table:table-cell>
          <table:table-cell office:value-type="float" office:value="0.24408299999999999" table:style-name="ce1">
            <text:p>0.244083</text:p>
          </table:table-cell>
          <table:table-cell office:value-type="float" office:value="0.24360299999999999" table:style-name="ce1">
            <text:p>0.243603</text:p>
          </table:table-cell>
          <table:table-cell office:value-type="float" office:value="0.33434199999999997" table:style-name="ce1">
            <text:p>0.334342</text:p>
          </table:table-cell>
          <table:table-cell office:value-type="float" office:value="0.548566" table:style-name="ce1">
            <text:p>0.548566</text:p>
          </table:table-cell>
          <table:table-cell office:value-type="float" office:value="0.53571000000000002" table:style-name="ce1">
            <text:p>0.535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8 cores (112 ranks / 14 threads)</text:p>
          </table:table-cell>
          <table:table-cell office:value-type="string" table:style-name="ce1">
            <text:p>-</text:p>
          </table:table-cell>
          <table:table-cell office:value-type="float" office:value="0.155917" table:style-name="ce1">
            <text:p>0.155917</text:p>
          </table:table-cell>
          <table:table-cell office:value-type="float" office:value="0.48292000000000002" table:style-name="ce1">
            <text:p>0.48292</text:p>
          </table:table-cell>
          <table:table-cell office:value-type="float" office:value="0.16699700000000001" table:style-name="ce1">
            <text:p>0.166997</text:p>
          </table:table-cell>
          <table:table-cell office:value-type="float" office:value="0.281584" table:style-name="ce1">
            <text:p>0.281584</text:p>
          </table:table-cell>
          <table:table-cell office:value-type="float" office:value="0.35147299999999998" table:style-name="ce1">
            <text:p>0.351473</text:p>
          </table:table-cell>
          <table:table-cell office:value-type="float" office:value="0.35269699999999998" table:style-name="ce1">
            <text:p>0.3526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36 cores (224 ranks / 14 threads)</text:p>
          </table:table-cell>
          <table:table-cell office:value-type="string" table:style-name="ce1">
            <text:p>-</text:p>
          </table:table-cell>
          <table:table-cell office:value-type="float" office:value="0.25043900000000002" table:style-name="ce1">
            <text:p>0.250439</text:p>
          </table:table-cell>
          <table:table-cell office:value-type="float" office:value="0.26817400000000002" table:style-name="ce1">
            <text:p>0.268174</text:p>
          </table:table-cell>
          <table:table-cell office:value-type="float" office:value="0.20247899999999999" table:style-name="ce1">
            <text:p>0.202479</text:p>
          </table:table-cell>
          <table:table-cell office:value-type="float" office:value="0.29373700000000003" table:style-name="ce1">
            <text:p>0.293737</text:p>
          </table:table-cell>
          <table:table-cell office:value-type="float" office:value="0.30625400000000003" table:style-name="ce1">
            <text:p>0.306254</text:p>
          </table:table-cell>
          <table:table-cell office:value-type="float" office:value="0.29314499999999999" table:style-name="ce1">
            <text:p>0.293145</text:p>
          </table:table-cell>
          <table:table-cell table:number-columns-repeated="16376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 Doe</dc:creator>
    <dc:date>2016-01-10T22:26:13Z</dc:date>
    <meta:editing-cycles>1</meta:editing-cycles>
    <meta:editing-duration>PT74S</meta:editing-duration>
  </office:meta>
</office:document-meta>
</file>